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te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0:18:04.879365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Rasek</meta:initial-creator>
    <meta:creation-date>2016-07-20T20:06:03.031435474</meta:creation-date>
    <dc:date>2016-07-20T20:18:09.251367385</dc:date>
    <dc:creator>Petr Rasek</dc:creator>
    <meta:editing-duration>P0D</meta:editing-duration>
    <meta:editing-cycles>3</meta:editing-cycles>
    <meta:generator>LibreOffice/4.2.6.3$Linux_X86_64 LibreOffice_project/420m0$Build-3</meta:generator>
    <meta:document-statistic meta:table-count="2" meta:cell-count="18" meta:object-count="0"/>
  </office:meta>
</office:document-meta>
</file>